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près Mole0 et Military0, Rebecca obtient une cassette à utiliser sur sa TV.</text:p>
      <text:p text:style-name="Text_20_body"/>
      <text:p text:style-name="Text_20_body">Twist final : </text:p>
      <text:list xml:id="list5980745961166660620" text:style-name="L1">
        <text:list-item>
          <text:p text:style-name="P4">camille en mode « mise à mort » (scénario bon ?)</text:p>
        </text:list-item>
        <text:list-item>
          <text:p text:style-name="P4">le double de Rebecca (classique, scénario stephan)</text:p>
        </text:list-item>
        <text:list-item>
          <text:p text:style-name="P4">Dave arrive et dit qu'il est temps d'avoir une conversation avec Florian (scénario mauvais ?)</text:p>
        </text:list-item>
      </text:list>
      <text:p text:style-name="Text_20_body"/>
      <text:p text:style-name="Text_20_body"/>
      <text:p text:style-name="Text_20_body">à apprendre :</text:p>
      <text:p text:style-name="Text_20_body">- pourquoi Vladimir à volé le casque : il l'a inventé, il travaillé au gouvernement, le projet à été dissout pas X, il veut récupérer son bébé</text:p>
      <text:p text:style-name="Text_20_body">- ce que fait le casque : donne un super pouvoir mais rend fou son porteur</text:p>
      <text:list xml:id="list7353404395301396881" text:style-name="L2">
        <text:list-item>
          <text:p text:style-name="P5">où se trouve Vladimir, ce qu'il compte faire et comment l'arrêter</text:p>
        </text:list-item>
      </text:list>
      <text:p text:style-name="Text_20_body"/>
      <text:p text:style-name="Text_20_body">niveau « pizzaria » :</text:p>
      <text:p text:style-name="Text_20_body">on y arrive soit avec Camille, soit avec Stephan.</text:p>
      <text:list xml:id="list2971742134120985904" text:style-name="L3">
        <text:list-item>
          <text:p text:style-name="P6">le joueur choisi qui jouer entre Rebecca et son / sa pote</text:p>
        </text:list-item>
        <text:list-item>
          <text:p text:style-name="P6">les ennemis du niveau son des « robots tueurs » activé par Rebecca lorsqu'elle allait à l'envers dans le temps (qui a voulu les désactiver à la fin pour avoir la paix, et qui ne saisit pas encore l'inversion des actions)</text:p>
        </text:list-item>
        <text:list-item>
          <text:p text:style-name="P6">RR aura fermé toutes les portes sur le trajet retour (à la fois blague, et introduction à l'inversion des action.) Le niveau s'arrêtera au moment de cette constatation (on ne force pas le joueur à tout se retaper)</text:p>
        </text:list-item>
        <text:list-item>
          <text:p text:style-name="P6">bouche d'aération ? Ca variera un peu la progression dans le niveau</text:p>
        </text:list-item>
        <text:list-item>
          <text:p text:style-name="P6">gamplay Camille : combat (skin lazer) + piratage</text:p>
        </text:list-item>
        <text:list-item>
          <text:p text:style-name="P6">gameplay Stephan : combot (skin?) + ?</text:p>
        </text:list-item>
        <text:list-item>
          <text:p text:style-name="P6">gampeplay Rebercca : ouverture de porte + explosion + creuser trou ?</text:p>
        </text:list-item>
        <text:list-item>
          <text:p text:style-name="P6">Boss big robot OU double Y (mal au ventre) OU Blast-X (big bang bombe)</text:p>
        </text:list-item>
      </text:list>
      <text:p text:style-name="Text_20_body"/>
      <text:p text:style-name="Text_20_body"/>
      <text:p text:style-name="Text_20_body"/>
      <text:p text:style-name="Text_20_body"/>
      <text:p text:style-name="P2">Scénario « depression » :</text:p>
      <text:p text:style-name="P1">très dur psychologiquement : on perd ses points de repart : sa meilleure amie, sa coloc, son appart, et on sacrifie sa vie à affronter encore et encore Vladimir.</text:p>
      <text:p text:style-name="Text_20_body">Cinématique une fois rebecca chez elle et avec la cassette de double Y ou de blast X, elle apprend grace à la TV / à camille comment le casse s'est organisé, et où travaillait Vladimir, et que Alicia a récupéré le projet.</text:p>
      <text:p text:style-name="Text_20_body"><text:soft-page-break/>Niveau : à l'ancian travail de Vlad, où il n'y a plus personne : on cherche des infos. A l'issue, on aura appris ce qu'il s'est passsé (travail sur le casque, démentellement de la cellule, réattribution du projet à Alicia)<text:line-break/>On demande à Alicia d'en savoir +, on apprend comment marche le casque (super-pouvoir MAIS pb de stabilité mentale ET physique ! Elle a réglé le pb de stabilité phgysique mais pas le pb de stabilité mentale. On veut en apprendre + en foyant la zone de test (alias le « musée de l'horreur).<text:line-break/>Niveau : musé de l'horreur, Sarah s'y fait brisée la nuque par CSP 173, et se fait sauvé de justesse par un double d'elle-même.</text:p>
      <text:p text:style-name="Text_20_body">Rebecca tombe en dépression, plusieurs jours s'écoulent dans son appartement où la notion de temps est flou... Les gens vont et viennent, elle a des hallucinations morbide (cadavres, la mort, du sang, des images de suicide, etc). L’ambiance rougeâtre laisse peu à peu la place à une ambiance grisse. Erika continue à travailler mais sa santé se dégrade, Marie vient prendre des nouvelles, Camille nourrit Rebecca, etc. Il s'agit d'un « combat de tous les jours » ou le mondre évênement (aller au toilettes, sortir du lit) demande des effort (choix : continuer à se battre / abandonner) – note : pas de mini-jeu / puzzle, ça serait de mauvais goût.</text:p>
      <text:p text:style-name="Text_20_body"/>
      <text:p text:style-name="P2">Scénario « folie »</text:p>
      <text:p text:style-name="P3">L'appartement de Rebecca prend feu. Elle perd son dernier repère … Grâce à Camille, elle détermine l'origine du feu : Vladimir est responsable ! On a même une adresse. Elle s'y rend pour se venger, mais ne treouve que son cadavre par terre (hallu) et le casque. Elle décide de mettre fin à ses jours en le mettant sur la tête, mais obtient son pouvoir : le « cadavre d'elle-même » par terre était en fait son double allant à l'envers dans le temps. (meubler le mois qui s'écoule) Elle tentera plus tard de sauver Sarah dans le musée de l'horreur mais n'y parviendra pas, et ne réussira qu'à se sauver elle-même. Elle mettra plus tard le feu à son appartement et fera porter le chapeau à Vladimir, pour qu'elle du passé devienne elle du présent. Passera le reste de ces jours à essayer d'arrêter Vladimir ? C'est flou à partir d'ici ...</text:p>
      <text:p text:style-name="Text_20_body"/>
      <text:p text:style-name="Text_20_body">…<text:line-break/>Au final, Rebecca passera sa vie à affronter Vladimir encore et encore à coup d'aller-retour dans le temps, afin de rivaliser avec ses doubles.</text:p>
      <text:p text:style-name="Text_20_body"/>
      <text:p text:style-name="Text_20_body"/>
      <text:p text:style-name="P2">Scénario « stehpan » :</text:p>
      <text:p text:style-name="Text_20_body"><text:span text:style-name="T2">Rebecca ne VOLE PAS les documents (refus ou temps limité dépassé – ou </text:span><text:span text:style-name="T3">porte fermée à clef de niveau trop haut</text:span><text:span text:style-name="T1"> </text:span><text:span text:style-name="T2">? )</text:span></text:p>
      <text:p text:style-name="P3">Le double du futur de Rebecca glisse un mot sous sa porte, en lui disant d'aller en boite de nuit rencontrer Stephan.</text:p>
      <text:p text:style-name="P3">Le twist de fin de démo de ce scénario est le double de Rebecca qui vient demander de l'aide.</text:p>
      <text:p text:style-name="P3"><text:line-break/>Stephan a connaissance de la « pizarria » où travail un certain Vladimir, car lui-même travail au gouvernement (administratif) et sait qu'une pizarria a été démantelé.<text:line-break/>Niveau : ils vont ensemble là où travaillait Vladimir pour trouver des infos, et apprennent à fa fin où il se trouve.</text:p>
      <text:p text:style-name="P3">Lorsqu'ils iront, on peut imaginer que Vladimir se débloque, obtient son pouvoir, affronte nos héro, que des doubles de Rebecca débarquent, etc.</text:p>
      <text:p text:style-name="P3">La fin de ce scénario sera probablement cette où Rebecca a voulu tenter d'annuler un évênement <text:soft-page-break/>avec son pouvoir (l'impossibilité de voir Stephan ? Sauver qqun ? Annuler le débloquage de Vladimir?), ce qui créra un trou noir dans lequel l'anomalie (Rebecca) DOIT se jeter (se sacrifier) pour empêcher l'espace tems de s'effondrer complètement. Le jeu se finira pas un calin avec Sarah devant le trou noir (c'était sur la jacket du jeu depuis le début ! Putain c'est beau)<text:line-break/></text:p>
      <text:p text:style-name="P3">Créer une TRUE true ending, de ce qu'il se passe « dans / après » le trou noir (comme Cursed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30T06:15:41.73</meta:creation-date>
    <meta:generator>OpenOffice/4.1.7$Win32 OpenOffice.org_project/417m1$Build-9800</meta:generator>
    <dc:date>2023-11-12T06:42:33.77</dc:date>
    <meta:editing-duration>PT3H51M58S</meta:editing-duration>
    <meta:editing-cycles>26</meta:editing-cycles>
    <meta:document-statistic meta:table-count="0" meta:image-count="0" meta:object-count="0" meta:page-count="3" meta:paragraph-count="35" meta:word-count="1003" meta:character-count="5473"/>
  </office:meta>
</office:document-meta>
</file>